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2.47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TODO Trinom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FONCTION/Affichag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_PASSE</text:p>
          </table:table-cell>
          <table:table-cell office:value-type="string" calcext:value-type="string">
            <text:p>RESTE_A_FAIRE</text:p>
          </table:table-cell>
          <table:table-cell table:style-name="Default" office:value-type="string" calcext:value-type="string">
            <text:p>PROGRESSION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inscription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2]/([.F2]+[.G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login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]/([.F3]+[.G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findUserByMai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4]/([.F4]+[.G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countUser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5]/([.F5]+[.G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inscriptionUtilisateu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6]/([.F6]+[.G6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loginUtilisateu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7]/([.F7]+[.G7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gestionSession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8]/([.F8]+[.G8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ajout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9]/([.F9]+[.G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modifi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0]/([.F10]+[.G1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supprim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1]/([.F11]+[.G1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produitsUtilisateur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12]/([.F12]+[.G1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produitsAutr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13]/([.F13]+[.G1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rechercheNomCategorie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14]/([.F14]+[.G14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ajouterImag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15]/([.F15]+[.G15])" office:value-type="percentage" office:value="0" calcext:value-type="percentage">
            <text:p>0.00%</text:p>
          </table:table-cell>
          <table:table-cell table:style-name="ce3"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supprimerImages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16]/([.F16]+[.G16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getImages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17]/([.F17]+[.G17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cre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formula="of:=[.F18]/([.F18]+[.G18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modifi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19]/([.F19]+[.G19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supprim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0]/([.F20]+[.G20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ajoutImage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1]/([.F21]+[.G21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recuperationProduit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22]/([.F22]+[.G22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creerDemande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23]/([.F23]+[.G2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listerDemandesRecu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24]/([.F24]+[.G2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listerDemandesEnvoye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25]/([.F25]+[.G2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changerStatu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26]/([.F26]+[.G2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creerEchang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27]/([.F27]+[.G2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lister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28]/([.F28]+[.G2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stats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29]/([.F29]+[.G2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Repository</text:p>
          </table:table-cell>
          <table:table-cell office:value-type="string" calcext:value-type="string">
            <text:p>ajouterHistoriqu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30]/([.F30]+[.G3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Repository</text:p>
          </table:table-cell>
          <table:table-cell office:value-type="string" calcext:value-type="string">
            <text:p>getHistorique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1]/([.F31]+[.G3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creerDemandeEchang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formula="of:=[.F32]/([.F32]+[.G32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accepterDemand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formula="of:=[.F33]/([.F33]+[.G33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refuserDemand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34]/([.F34]+[.G34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Service</text:p>
          </table:table-cell>
          <table:table-cell office:value-type="string" calcext:value-type="string">
            <text:p>statsUtilisateur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35]/([.F35]+[.G35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Service</text:p>
          </table:table-cell>
          <table:table-cell office:value-type="string" calcext:value-type="string">
            <text:p>stats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36]/([.F36]+[.G36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uthController</text:p>
          </table:table-cell>
          <table:table-cell office:value-type="string" calcext:value-type="string">
            <text:p>routesLoginRegiste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37]/([.F37]+[.G37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ProduitController</text:p>
          </table:table-cell>
          <table:table-cell office:value-type="string" calcext:value-type="string">
            <text:p>routesProduit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38]/([.F38]+[.G38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EchangeController</text:p>
          </table:table-cell>
          <table:table-cell office:value-type="string" calcext:value-type="string">
            <text:p>routesEchange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39]/([.F39]+[.G39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dminController</text:p>
          </table:table-cell>
          <table:table-cell office:value-type="string" calcext:value-type="string">
            <text:p>routesAdmin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40]/([.F40]+[.G4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Login.php</text:p>
          </table:table-cell>
          <table:table-cell office:value-type="string" calcext:value-type="string">
            <text:p>page de logi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41]/([.F41]+[.G4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acceuil.php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formula="of:=[.F42]/([.F42]+[.G42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Login.php</text:p>
          </table:table-cell>
          <table:table-cell office:value-type="string" calcext:value-type="string">
            <text:p>verifcation cote js</text:p>
          </table:table-cell>
          <table:table-cell office:value-type="string" calcext:value-type="string">
            <text:p>Noa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43]/([.F43]+[.G4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shop.php</text:p>
          </table:table-cell>
          <table:table-cell office:value-type="string" calcext:value-type="string">
            <text:p>liste des produits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formula="of:=[.F44]/([.F44]+[.G44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profil.php</text:p>
          </table:table-cell>
          <table:table-cell office:value-type="string" calcext:value-type="string">
            <text:p>profil ,liste des demandes et liste des produits de l’user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formula="of:=[.F45]/([.F45]+[.G45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hisorique.php</text:p>
          </table:table-cell>
          <table:table-cell office:value-type="string" calcext:value-type="string">
            <text:p>historique des échanges de l’user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formula="of:=[.F46]/([.F46]+[.G46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historique par objet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47]/([.F47]+[.G4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Model</text:p>
          </table:table-cell>
          <table:table-cell office:value-type="string" calcext:value-type="string">
            <text:p>creationUser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1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8]/([.F48]+[.G4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Model</text:p>
          </table:table-cell>
          <table:table-cell office:value-type="string" calcext:value-type="string">
            <text:p>creationProduit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2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9]/([.F49]+[.G4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Model</text:p>
          </table:table-cell>
          <table:table-cell office:value-type="string" calcext:value-type="string">
            <text:p>creationImageProduit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3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0]/([.F50]+[.G5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Model</text:p>
          </table:table-cell>
          <table:table-cell office:value-type="string" calcext:value-type="string">
            <text:p>creationDemandeEchange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4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1]/([.F51]+[.G5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Model</text:p>
          </table:table-cell>
          <table:table-cell office:value-type="string" calcext:value-type="string">
            <text:p>creationEchang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5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2]/([.F52]+[.G5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Model</text:p>
          </table:table-cell>
          <table:table-cell office:value-type="string" calcext:value-type="string">
            <text:p>creationHistoriqu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6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3]/([.F53]+[.G5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Model</text:p>
          </table:table-cell>
          <table:table-cell office:value-type="string" calcext:value-type="string">
            <text:p>creationAdmin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7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4]/([.F54]+[.G5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Model</text:p>
          </table:table-cell>
          <table:table-cell office:value-type="string" calcext:value-type="string">
            <text:p>creationUser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8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5]/([.F55]+[.G5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Model</text:p>
          </table:table-cell>
          <table:table-cell office:value-type="string" calcext:value-type="string">
            <text:p>creationProduit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9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6]/([.F56]+[.G5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Model</text:p>
          </table:table-cell>
          <table:table-cell office:value-type="string" calcext:value-type="string">
            <text:p>creationImageProduit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0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7]/([.F57]+[.G5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Model</text:p>
          </table:table-cell>
          <table:table-cell office:value-type="string" calcext:value-type="string">
            <text:p>creationDemandeEchange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21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8]/([.F58]+[.G5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Model</text:p>
          </table:table-cell>
          <table:table-cell office:value-type="string" calcext:value-type="string">
            <text:p>creationEchang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2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9]/([.F59]+[.G5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Model</text:p>
          </table:table-cell>
          <table:table-cell office:value-type="string" calcext:value-type="string">
            <text:p>creationHistoriqu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3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60]/([.F60]+[.G6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Model</text:p>
          </table:table-cell>
          <table:table-cell office:value-type="string" calcext:value-type="string">
            <text:p>creationAdmin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4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61]/([.F61]+[.G61])" office:value-type="percentage" office:value="1" calcext:value-type="percentage">
            <text:p>100.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 style:data-style-name="N2" text:time-value="15:02:58.352935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6-02-12T15:28:23.486101547</dc:date>
    <meta:editing-duration>PT35M9S</meta:editing-duration>
    <meta:editing-cycles>8</meta:editing-cycles>
    <meta:document-statistic meta:table-count="1" meta:cell-count="487" meta:object-count="0"/>
  </office:meta>
</office:document-meta>
</file>